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a" style:num-letter-sync="true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8:23.282574501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944" meta:non-whitespace-character-count="944"/>
  </office:meta>
</office:document-meta>
</file>